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2.614cm"/>
    </style:style>
    <style:style style:name="co7" style:family="table-column">
      <style:table-column-properties fo:break-before="auto" style:column-width="3.648cm"/>
    </style:style>
    <style:style style:name="co8" style:family="table-column">
      <style:table-column-properties fo:break-before="auto" style:column-width="3.321cm"/>
    </style:style>
    <style:style style:name="co9" style:family="table-column">
      <style:table-column-properties fo:break-before="auto" style:column-width="2.805cm"/>
    </style:style>
    <style:style style:name="co10" style:family="table-column">
      <style:table-column-properties fo:break-before="auto" style:column-width="3.948cm"/>
    </style:style>
    <style:style style:name="co11" style:family="table-column">
      <style:table-column-properties fo:break-before="auto" style:column-width="3.838cm"/>
    </style:style>
    <style:style style:name="co12" style:family="table-column">
      <style:table-column-properties fo:break-before="auto" style:column-width="4.30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compiled-branch-coverage-re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Mutpy – Survived</text:p>
          </table:table-cell>
          <table:table-cell office:value-type="string" calcext:value-type="string">
            <text:p>Mutpy – Total</text:p>
          </table:table-cell>
          <table:table-cell office:value-type="string" calcext:value-type="string">
            <text:p>Mutpy – Surviving %</text:p>
          </table:table-cell>
          <table:table-cell office:value-type="string" calcext:value-type="string">
            <text:p>MutMut – Survived</text:p>
          </table:table-cell>
          <table:table-cell office:value-type="string" calcext:value-type="string">
            <text:p>MutMut – Total</text:p>
          </table:table-cell>
          <table:table-cell office:value-type="string" calcext:value-type="string">
            <text:p>MutMut – Surviving %</text:p>
          </table:table-cell>
          <table:table-cell office:value-type="string" calcext:value-type="string">
            <text:p>Mutatest – Survived</text:p>
          </table:table-cell>
          <table:table-cell office:value-type="string" calcext:value-type="string">
            <text:p>Mutatest – Total</text:p>
          </table:table-cell>
          <table:table-cell office:value-type="string" calcext:value-type="string">
            <text:p>Mutatest – Surviving %</text:p>
          </table:table-cell>
          <table:table-cell office:value-type="string" calcext:value-type="string">
            <text:p>CosmicRay – Surviving</text:p>
          </table:table-cell>
          <table:table-cell office:value-type="string" calcext:value-type="string">
            <text:p>CosmicRay – Total</text:p>
          </table:table-cell>
          <table:table-cell office:value-type="string" calcext:value-type="string">
            <text:p>CosmicRay – Surviving %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45" calcext:value-type="float">
            <text:p>45</text:p>
          </table:table-cell>
          <table:table-cell office:value-type="float" office:value="239" calcext:value-type="float">
            <text:p>239</text:p>
          </table:table-cell>
          <table:table-cell table:formula="of:=ROUND([.B2]/[.C2]*100;2)" office:value-type="float" office:value="18.83" calcext:value-type="float">
            <text:p>18,83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table:formula="of:=ROUND([.E2]/[.F2]*100;2)" office:value-type="float" office:value="13.89" calcext:value-type="float">
            <text:p>13,89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formula="of:=ROUND([.H2]/[.I2]*100;2)" office:value-type="float" office:value="7.32" calcext:value-type="float">
            <text:p>7,32</text:p>
          </table:table-cell>
          <table:table-cell office:value-type="float" office:value="42" calcext:value-type="float">
            <text:p>42</text:p>
          </table:table-cell>
          <table:table-cell office:value-type="float" office:value="211" calcext:value-type="float">
            <text:p>211</text:p>
          </table:table-cell>
          <table:table-cell table:formula="of:=ROUND([.K2]/[.L2]*100;2)" office:value-type="float" office:value="19.91" calcext:value-type="float">
            <text:p>19,91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84" calcext:value-type="float">
            <text:p>84</text:p>
          </table:table-cell>
          <table:table-cell office:value-type="float" office:value="248" calcext:value-type="float">
            <text:p>248</text:p>
          </table:table-cell>
          <table:table-cell table:formula="of:=ROUND([.B3]/[.C3]*100;2)" office:value-type="float" office:value="33.87" calcext:value-type="float">
            <text:p>33,87</text:p>
          </table:table-cell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table:formula="of:=ROUND([.E3]/[.F3]*100;2)" office:value-type="float" office:value="39.39" calcext:value-type="float">
            <text:p>39,39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ROUND([.H3]/[.I3]*100;2)" office:value-type="float" office:value="51.85" calcext:value-type="float">
            <text:p>51,85</text:p>
          </table:table-cell>
          <table:table-cell office:value-type="float" office:value="58" calcext:value-type="float">
            <text:p>58</text:p>
          </table:table-cell>
          <table:table-cell office:value-type="float" office:value="214" calcext:value-type="float">
            <text:p>214</text:p>
          </table:table-cell>
          <table:table-cell table:formula="of:=ROUND([.K3]/[.L3]*100;2)" office:value-type="float" office:value="27.1" calcext:value-type="float">
            <text:p>27,1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30" calcext:value-type="float">
            <text:p>130</text:p>
          </table:table-cell>
          <table:table-cell office:value-type="float" office:value="511" calcext:value-type="float">
            <text:p>511</text:p>
          </table:table-cell>
          <table:table-cell table:formula="of:=ROUND([.B4]/[.C4]*100;2)" office:value-type="float" office:value="25.44" calcext:value-type="float">
            <text:p>25,44</text:p>
          </table:table-cell>
          <table:table-cell office:value-type="float" office:value="49" calcext:value-type="float">
            <text:p>49</text:p>
          </table:table-cell>
          <table:table-cell office:value-type="float" office:value="179" calcext:value-type="float">
            <text:p>179</text:p>
          </table:table-cell>
          <table:table-cell table:formula="of:=ROUND([.E4]/[.F4]*100;2)" office:value-type="float" office:value="27.37" calcext:value-type="float">
            <text:p>27,3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ROUND([.H4]/[.I4]*100;2)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291" calcext:value-type="float">
            <text:p>291</text:p>
          </table:table-cell>
          <table:table-cell table:formula="of:=ROUND([.K4]/[.L4]*100;2)" office:value-type="float" office:value="24.05" calcext:value-type="float">
            <text:p>24,05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formula="of:=ROUND([.B5]/[.C5]*100;2)" office:value-type="float" office:value="7.55" calcext:value-type="float">
            <text:p>7,5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ROUND([.E5]/[.F5]*100;2)" office:value-type="float" office:value="11.76" calcext:value-type="float">
            <text:p>11,7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ROUND([.H5]/[.I5]*100;2)" office:value-type="float" office:value="4.55" calcext:value-type="float">
            <text:p>4,5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ROUND([.K5]/[.L5]*100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formula="of:=ROUND([.B6]/[.C6]*100;2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table:formula="of:=ROUND([.E6]/[.F6]*100;2)" office:value-type="float" office:value="26.23" calcext:value-type="float">
            <text:p>26,2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ROUND([.H6]/[.I6]*100;2)" office:value-type="float" office:value="14.29" calcext:value-type="float">
            <text:p>14,29</text:p>
          </table:table-cell>
          <table:table-cell office:value-type="float" office:value="18" calcext:value-type="float">
            <text:p>18</text:p>
          </table:table-cell>
          <table:table-cell office:value-type="float" office:value="140" calcext:value-type="float">
            <text:p>140</text:p>
          </table:table-cell>
          <table:table-cell table:formula="of:=ROUND([.K6]/[.L6]*100;2)" office:value-type="float" office:value="12.86" calcext:value-type="float">
            <text:p>12,86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45" calcext:value-type="float">
            <text:p>45</text:p>
          </table:table-cell>
          <table:table-cell office:value-type="float" office:value="221" calcext:value-type="float">
            <text:p>221</text:p>
          </table:table-cell>
          <table:table-cell table:formula="of:=ROUND([.B7]/[.C7]*100;2)" office:value-type="float" office:value="20.36" calcext:value-type="float">
            <text:p>20,36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table:formula="of:=ROUND([.E7]/[.F7]*100;2)" office:value-type="float" office:value="21.05" calcext:value-type="float">
            <text:p>21,0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ROUND([.H7]/[.I7]*100;2)" office:value-type="float" office:value="8.33" calcext:value-type="float">
            <text:p>8,33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  <table:table-cell table:formula="of:=ROUND([.K7]/[.L7]*100;2)" office:value-type="float" office:value="27.4" calcext:value-type="float">
            <text:p>27,4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table:formula="of:=ROUND([.B8]/[.C8]*100;2)" office:value-type="float" office:value="11.32" calcext:value-type="float">
            <text:p>11,3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formula="of:=ROUND([.E8]/[.F8]*100;2)" office:value-type="float" office:value="15.91" calcext:value-type="float">
            <text:p>15,9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formula="of:=ROUND([.H8]/[.I8]*100;2)" office:value-type="float" office:value="18.52" calcext:value-type="float">
            <text:p>18,52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formula="of:=ROUND([.K8]/[.L8]*100;2)" office:value-type="float" office:value="11.36" calcext:value-type="float">
            <text:p>11,36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25" calcext:value-type="float">
            <text:p>25</text:p>
          </table:table-cell>
          <table:table-cell office:value-type="float" office:value="121" calcext:value-type="float">
            <text:p>121</text:p>
          </table:table-cell>
          <table:table-cell table:formula="of:=ROUND([.B9]/[.C9]*100;2)" office:value-type="float" office:value="20.66" calcext:value-type="float">
            <text:p>20,66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formula="of:=ROUND([.E9]/[.F9]*100;2)"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formula="of:=ROUND([.H9]/[.I9]*100;2)"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table:formula="of:=ROUND([.K9]/[.L9]*100;2)" office:value-type="float" office:value="29.63" calcext:value-type="float">
            <text:p>29,63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table:formula="of:=ROUND([.B10]/[.C10]*100;2)" office:value-type="float" office:value="8.18" calcext:value-type="float">
            <text:p>8,18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formula="of:=ROUND([.E10]/[.F10]*100;2)" office:value-type="float" office:value="23.91" calcext:value-type="float">
            <text:p>23,9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formula="of:=ROUND([.H10]/[.I10]*100;2)" office:value-type="float" office:value="23.33" calcext:value-type="float">
            <text:p>23,33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table:formula="of:=ROUND([.K10]/[.L10]*100;2)" office:value-type="float" office:value="9.72" calcext:value-type="float">
            <text:p>9,72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2" calcext:value-type="float">
            <text:p>12</text:p>
          </table:table-cell>
          <table:table-cell office:value-type="float" office:value="136" calcext:value-type="float">
            <text:p>136</text:p>
          </table:table-cell>
          <table:table-cell table:formula="of:=ROUND([.B11]/[.C11]*100;2)" office:value-type="float" office:value="8.82" calcext:value-type="float">
            <text:p>8,82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table:formula="of:=ROUND([.E11]/[.F11]*100;2)" office:value-type="float" office:value="12.96" calcext:value-type="float">
            <text:p>12,9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ROUND([.H11]/[.I11]*100;2)" office:value-type="float" office:value="29.41" calcext:value-type="float">
            <text:p>29,41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formula="of:=ROUND([.K11]/[.L11]*100;2)" office:value-type="float" office:value="6.76" calcext:value-type="float">
            <text:p>6,76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table:formula="of:=ROUND([.B12]/[.C12]*100;2)" office:value-type="float" office:value="11.94" calcext:value-type="float">
            <text:p>11,9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formula="of:=ROUND([.E12]/[.F12]*100;2)" office:value-type="float" office:value="22.22" calcext:value-type="float">
            <text:p>22,2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ROUND([.H12]/[.I12]*100;2)" office:value-type="float" office:value="19.05" calcext:value-type="float">
            <text:p>19,0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ROUND([.K12]/[.L12]*100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26" calcext:value-type="float">
            <text:p>26</text:p>
          </table:table-cell>
          <table:table-cell office:value-type="float" office:value="186" calcext:value-type="float">
            <text:p>186</text:p>
          </table:table-cell>
          <table:table-cell table:formula="of:=ROUND([.B13]/[.C13]*100;2)" office:value-type="float" office:value="13.98" calcext:value-type="float">
            <text:p>13,98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table:formula="of:=ROUND([.E13]/[.F13]*100;2)" office:value-type="float" office:value="16.44" calcext:value-type="float">
            <text:p>16,4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ROUND([.H13]/[.I13]*100;2)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table:formula="of:=ROUND([.K13]/[.L13]*100;2)" office:value-type="float" office:value="14.52" calcext:value-type="float">
            <text:p>14,52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19" calcext:value-type="float">
            <text:p>19</text:p>
          </table:table-cell>
          <table:table-cell office:value-type="float" office:value="222" calcext:value-type="float">
            <text:p>222</text:p>
          </table:table-cell>
          <table:table-cell table:formula="of:=ROUND([.B14]/[.C14]*100;2)" office:value-type="float" office:value="8.56" calcext:value-type="float">
            <text:p>8,56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table:formula="of:=ROUND([.E14]/[.F14]*100;2)" office:value-type="float" office:value="16.84" calcext:value-type="float">
            <text:p>16,84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formula="of:=ROUND([.H14]/[.I14]*100;2)" office:value-type="float" office:value="25.71" calcext:value-type="float">
            <text:p>25,71</text:p>
          </table:table-cell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table:formula="of:=ROUND([.K14]/[.L14]*100;2)" office:value-type="float" office:value="19.78" calcext:value-type="float">
            <text:p>19,78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32" calcext:value-type="float">
            <text:p>32</text:p>
          </table:table-cell>
          <table:table-cell office:value-type="float" office:value="198" calcext:value-type="float">
            <text:p>198</text:p>
          </table:table-cell>
          <table:table-cell table:formula="of:=ROUND([.B15]/[.C15]*100;2)" office:value-type="float" office:value="16.16" calcext:value-type="float">
            <text:p>16,16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table:formula="of:=ROUND([.E15]/[.F15]*100;2)" office:value-type="float" office:value="18.92" calcext:value-type="float">
            <text:p>18,9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ROUND([.H15]/[.I15]*100;2)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table:formula="of:=ROUND([.K15]/[.L15]*100;2)" office:value-type="float" office:value="14.29" calcext:value-type="float">
            <text:p>14,29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formula="of:=ROUND([.B16]/[.C16]*100;2)" office:value-type="float" office:value="8.33" calcext:value-type="float">
            <text:p>8,3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ROUND([.E16]/[.F16]*100;2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ROUND([.H16]/[.I16]*100;2)" office:value-type="float" office:value="9.52" calcext:value-type="float">
            <text:p>9,5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ROUND([.K16]/[.L16]*100;2)" office:value-type="float" office:value="18.75" calcext:value-type="float">
            <text:p>18,75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61" calcext:value-type="float">
            <text:p>61</text:p>
          </table:table-cell>
          <table:table-cell office:value-type="float" office:value="115" calcext:value-type="float">
            <text:p>115</text:p>
          </table:table-cell>
          <table:table-cell table:formula="of:=ROUND([.B17]/[.C17]*100;2)" office:value-type="float" office:value="53.04" calcext:value-type="float">
            <text:p>53,04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table:formula="of:=ROUND([.E17]/[.F17]*100;2)" office:value-type="float" office:value="37.7" calcext:value-type="float">
            <text:p>37,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formula="of:=ROUND([.H17]/[.I17]*100;2)" office:value-type="float" office:value="42.31" calcext:value-type="float">
            <text:p>42,31</text:p>
          </table:table-cell>
          <table:table-cell office:value-type="float" office:value="101" calcext:value-type="float">
            <text:p>101</text:p>
          </table:table-cell>
          <table:table-cell office:value-type="float" office:value="185" calcext:value-type="float">
            <text:p>185</text:p>
          </table:table-cell>
          <table:table-cell table:formula="of:=ROUND([.K17]/[.L17]*100;2)" office:value-type="float" office:value="54.59" calcext:value-type="float">
            <text:p>54,59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table:formula="of:=ROUND([.B18]/[.C18]*100;2)" office:value-type="float" office:value="28.68" calcext:value-type="float">
            <text:p>28,68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table:formula="of:=ROUND([.E18]/[.F18]*100;2)" office:value-type="float" office:value="39.71" calcext:value-type="float">
            <text:p>39,71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formula="of:=ROUND([.H18]/[.I18]*100;2)" office:value-type="float" office:value="54.55" calcext:value-type="float">
            <text:p>54,55</text:p>
          </table:table-cell>
          <table:table-cell office:value-type="float" office:value="74" calcext:value-type="float">
            <text:p>74</text:p>
          </table:table-cell>
          <table:table-cell office:value-type="float" office:value="114" calcext:value-type="float">
            <text:p>114</text:p>
          </table:table-cell>
          <table:table-cell table:formula="of:=ROUND([.K18]/[.L18]*100;2)" office:value-type="float" office:value="64.91" calcext:value-type="float">
            <text:p>64,91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ROUND([.B19]/[.C19]*100;2)" office:value-type="float" office:value="10.34" calcext:value-type="float">
            <text:p>10,3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ROUND([.E19]/[.F19]*100;2)" office:value-type="float" office:value="16.67" calcext:value-type="float">
            <text:p>16,6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ROUND([.H19]/[.I19]*100;2)" office:value-type="float" office:value="15.38" calcext:value-type="float">
            <text:p>15,3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ROUND([.K19]/[.L19]*100;2)" office:value-type="float" office:value="5.26" calcext:value-type="float">
            <text:p>5,26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26" calcext:value-type="float">
            <text:p>26</text:p>
          </table:table-cell>
          <table:table-cell office:value-type="float" office:value="155" calcext:value-type="float">
            <text:p>155</text:p>
          </table:table-cell>
          <table:table-cell table:formula="of:=ROUND([.B20]/[.C20]*100;2)" office:value-type="float" office:value="16.77" calcext:value-type="float">
            <text:p>16,77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table:formula="of:=ROUND([.E20]/[.F20]*100;2)" office:value-type="float" office:value="31.58" calcext:value-type="float">
            <text:p>31,5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ROUND([.H20]/[.I20]*100;2)" office:value-type="float" office:value="37.5" calcext:value-type="float">
            <text:p>37,5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table:formula="of:=ROUND([.K20]/[.L20]*100;2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15" calcext:value-type="float">
            <text:p>15</text:p>
          </table:table-cell>
          <table:table-cell office:value-type="float" office:value="122" calcext:value-type="float">
            <text:p>122</text:p>
          </table:table-cell>
          <table:table-cell table:formula="of:=ROUND([.B21]/[.C21]*100;2)" office:value-type="float" office:value="12.3" calcext:value-type="float">
            <text:p>12,3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formula="of:=ROUND([.E21]/[.F21]*100;2)" office:value-type="float" office:value="34.04" calcext:value-type="float">
            <text:p>34,0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ROUND([.H21]/[.I21]*100;2)"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table:formula="of:=ROUND([.K21]/[.L21]*100;2)" office:value-type="float" office:value="15.28" calcext:value-type="float">
            <text:p>15,28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ROUND([.B22]/[.C22]*100;2)" office:value-type="float" office:value="8.57" calcext:value-type="float">
            <text:p>8,5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ROUND([.E22]/[.F22]*100;2)" office:value-type="float" office:value="44.44" calcext:value-type="float">
            <text:p>44,4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ROUND([.H22]/[.I22]*100;2)" office:value-type="float" office:value="41.18" calcext:value-type="float">
            <text:p>41,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OUND([.K22]/[.L22]*100;2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2:.B22])" office:value-type="float" office:value="29.3333333333333" calcext:value-type="float">
            <text:p>29,33</text:p>
          </table:table-cell>
          <table:table-cell table:style-name="ce1" table:formula="of:=AVERAGE([.C2:.C22])" office:value-type="float" office:value="150.047619047619" calcext:value-type="float">
            <text:p>150,05</text:p>
          </table:table-cell>
          <table:table-cell table:style-name="ce1" table:formula="of:=AVERAGE([.D2:.D22])" office:value-type="float" office:value="17.1285714285714" calcext:value-type="float">
            <text:p>17,13</text:p>
          </table:table-cell>
          <table:table-cell table:style-name="ce1" table:formula="of:=AVERAGE([.E2:.E22])" office:value-type="float" office:value="15.1904761904762" calcext:value-type="float">
            <text:p>15,19</text:p>
          </table:table-cell>
          <table:table-cell table:style-name="ce1" table:formula="of:=AVERAGE([.F2:.F22])" office:value-type="float" office:value="59.7142857142857" calcext:value-type="float">
            <text:p>59,71</text:p>
          </table:table-cell>
          <table:table-cell table:style-name="ce1" table:formula="of:=AVERAGE([.G2:.G22])" office:value-type="float" office:value="24.8585714285714" calcext:value-type="float">
            <text:p>24,86</text:p>
          </table:table-cell>
          <table:table-cell table:style-name="ce1" table:formula="of:=AVERAGE([.H2:.H22])" office:value-type="float" office:value="6.42857142857143" calcext:value-type="float">
            <text:p>6,43</text:p>
          </table:table-cell>
          <table:table-cell table:style-name="ce1" table:formula="of:=AVERAGE([.I2:.I22])" office:value-type="float" office:value="25.6190476190476" calcext:value-type="float">
            <text:p>25,62</text:p>
          </table:table-cell>
          <table:table-cell table:style-name="ce1" table:formula="of:=AVERAGE([.J2:.J22])" office:value-type="float" office:value="25.1809523809524" calcext:value-type="float">
            <text:p>25,18</text:p>
          </table:table-cell>
          <table:table-cell table:style-name="ce1" table:formula="of:=AVERAGE([.K2:.K22])" office:value-type="float" office:value="24.5714285714286" calcext:value-type="float">
            <text:p>24,57</text:p>
          </table:table-cell>
          <table:table-cell table:style-name="ce1" table:formula="of:=AVERAGE([.L2:.L22])" office:value-type="float" office:value="96.3809523809524" calcext:value-type="float">
            <text:p>96,38</text:p>
          </table:table-cell>
          <table:table-cell table:style-name="ce1" table:formula="of:=AVERAGE([.M2:.M22])" office:value-type="float" office:value="20.2938095238095" calcext:value-type="float">
            <text:p>20,29</text:p>
          </table:table-cell>
        </table:table-row>
        <table:table-row table:style-name="ro1">
          <table:table-cell office:value-type="string" calcext:value-type="string">
            <text:p>DEVPAD</text:p>
          </table:table-cell>
          <table:table-cell table:style-name="ce1" table:formula="of:=STDEV([.B2:.B23])" office:value-type="float" office:value="30.3571335200733" calcext:value-type="float">
            <text:p>30,36</text:p>
          </table:table-cell>
          <table:table-cell table:style-name="ce1" table:formula="of:=STDEV([.C2:.C23])" office:value-type="float" office:value="103.690692143452" calcext:value-type="float">
            <text:p>103,69</text:p>
          </table:table-cell>
          <table:table-cell table:style-name="ce1" table:formula="of:=STDEV([.D2:.D23])" office:value-type="float" office:value="10.7026624572332" calcext:value-type="float">
            <text:p>10,70</text:p>
          </table:table-cell>
          <table:table-cell table:style-name="ce1" table:formula="of:=STDEV([.E2:.E23])" office:value-type="float" office:value="11.701115321765" calcext:value-type="float">
            <text:p>11,70</text:p>
          </table:table-cell>
          <table:table-cell table:style-name="ce1" table:formula="of:=STDEV([.F2:.F23])" office:value-type="float" office:value="37.4968479400893" calcext:value-type="float">
            <text:p>37,50</text:p>
          </table:table-cell>
          <table:table-cell table:style-name="ce1" table:formula="of:=STDEV([.G2:.G23])" office:value-type="float" office:value="10.0295763978888" calcext:value-type="float">
            <text:p>10,03</text:p>
          </table:table-cell>
          <table:table-cell table:style-name="ce1" table:formula="of:=STDEV([.H2:.H23])" office:value-type="float" office:value="4.26024176120858" calcext:value-type="float">
            <text:p>4,26</text:p>
          </table:table-cell>
          <table:table-cell table:style-name="ce1" table:formula="of:=STDEV([.I2:.I23])" office:value-type="float" office:value="6.58624967696004" calcext:value-type="float">
            <text:p>6,59</text:p>
          </table:table-cell>
          <table:table-cell table:style-name="ce1" table:formula="of:=STDEV([.J2:.J23])" office:value-type="float" office:value="14.8513308381572" calcext:value-type="float">
            <text:p>14,85</text:p>
          </table:table-cell>
          <table:table-cell table:style-name="ce1" table:formula="of:=STDEV([.K2:.K23])" office:value-type="float" office:value="28.0638242456818" calcext:value-type="float">
            <text:p>28,06</text:p>
          </table:table-cell>
          <table:table-cell table:style-name="ce1" table:formula="of:=STDEV([.L2:.L23])" office:value-type="float" office:value="75.4311267003446" calcext:value-type="float">
            <text:p>75,43</text:p>
          </table:table-cell>
          <table:table-cell table:style-name="ce1" table:formula="of:=STDEV([.M2:.M23])" office:value-type="float" office:value="15.4862112173534" calcext:value-type="float">
            <text:p>15,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9T08:26:12.935077634</dc:date>
    <meta:editing-duration>PT55M53S</meta:editing-duration>
    <meta:editing-cycles>8</meta:editing-cycles>
    <meta:generator>LibreOffice/7.3.7.2$Linux_X86_64 LibreOffice_project/30$Build-2</meta:generator>
    <meta:document-statistic meta:table-count="1" meta:cell-count="311" meta:object-count="0"/>
  </office:meta>
</office:document-meta>
</file>